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lculations for fourier sequence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table:style-name="Default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table:style-name="Default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2/([.B4]*PI()))*SIN([.B4]*PI()*[.$C$2])" office:value-type="float" office:value="0.243623839601108" calcext:value-type="float">
            <text:p>0.2436238396</text:p>
          </table:table-cell>
          <table:table-cell/>
          <table:table-cell table:formula="of:=(2/([.B4]*PI()))*SIN([.B4]*PI()*[.$E$2])" office:value-type="float" office:value="0.450158158078553" calcext:value-type="float">
            <text:p>0.45015815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2/([.B5]*PI()))*SIN([.B5]*PI()*[.$C$2])" office:value-type="float" office:value="0.225079079039276" calcext:value-type="float">
            <text:p>0.225079079</text:p>
          </table:table-cell>
          <table:table-cell/>
          <table:table-cell table:formula="of:=(2/([.B5]*PI()))*SIN([.B5]*PI()*[.$E$2])" office:value-type="float" office:value="0.318309886183791" calcext:value-type="float">
            <text:p>0.318309886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2/([.B6]*PI()))*SIN([.B6]*PI()*[.$C$2])" office:value-type="float" office:value="0.196053325894134" calcext:value-type="float">
            <text:p>0.1960533259</text:p>
          </table:table-cell>
          <table:table-cell/>
          <table:table-cell table:formula="of:=(2/([.B6]*PI()))*SIN([.B6]*PI()*[.$E$2])" office:value-type="float" office:value="0.150052719359518" calcext:value-type="float">
            <text:p>0.15005271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2/([.B7]*PI()))*SIN([.B7]*PI()*[.$C$2])" office:value-type="float" office:value="0.159154943091895" calcext:value-type="float">
            <text:p>0.1591549431</text:p>
          </table:table-cell>
          <table:table-cell/>
          <table:table-cell table:formula="of:=(2/([.B7]*PI()))*SIN([.B7]*PI()*[.$E$2])" office:value-type="float" office:value="1.94908591625969E-017" calcext:value-type="float">
            <text:p>1.94908591625969E-0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2/([.B8]*PI()))*SIN([.B8]*PI()*[.$C$2])" office:value-type="float" office:value="0.117631995536481" calcext:value-type="float">
            <text:p>0.1176319955</text:p>
          </table:table-cell>
          <table:table-cell/>
          <table:table-cell table:formula="of:=(2/([.B8]*PI()))*SIN([.B8]*PI()*[.$E$2])" office:value-type="float" office:value="-0.0900316316157106" calcext:value-type="float">
            <text:p>-0.090031631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2/([.B9]*PI()))*SIN([.B9]*PI()*[.$C$2])" office:value-type="float" office:value="0.0750263596797589" calcext:value-type="float">
            <text:p>0.0750263597</text:p>
          </table:table-cell>
          <table:table-cell/>
          <table:table-cell table:formula="of:=(2/([.B9]*PI()))*SIN([.B9]*PI()*[.$E$2])" office:value-type="float" office:value="-0.106103295394597" calcext:value-type="float">
            <text:p>-0.10610329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2/([.B10]*PI()))*SIN([.B10]*PI()*[.$C$2])" office:value-type="float" office:value="0.0348034056573012" calcext:value-type="float">
            <text:p>0.0348034057</text:p>
          </table:table-cell>
          <table:table-cell/>
          <table:table-cell table:formula="of:=(2/([.B10]*PI()))*SIN([.B10]*PI()*[.$E$2])" office:value-type="float" office:value="-0.0643083082969362" calcext:value-type="float">
            <text:p>-0.064308308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2/([.B11]*PI()))*SIN([.B11]*PI()*[.$C$2])" office:value-type="float" office:value="9.74542958129844E-018" calcext:value-type="float">
            <text:p>9.74542958129844E-018</text:p>
          </table:table-cell>
          <table:table-cell/>
          <table:table-cell table:formula="of:=(2/([.B11]*PI()))*SIN([.B11]*PI()*[.$E$2])" office:value-type="float" office:value="-1.94908591625969E-017" calcext:value-type="float">
            <text:p>-1.94908591625969E-0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2/([.B12]*PI()))*SIN([.B12]*PI()*[.$C$2])" office:value-type="float" office:value="-0.0270693155112342" calcext:value-type="float">
            <text:p>-0.0270693155</text:p>
          </table:table-cell>
          <table:table-cell/>
          <table:table-cell table:formula="of:=(2/([.B12]*PI()))*SIN([.B12]*PI()*[.$E$2])" office:value-type="float" office:value="0.0500175731198392" calcext:value-type="float">
            <text:p>0.050017573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2/([.B13]*PI()))*SIN([.B13]*PI()*[.$C$2])" office:value-type="float" office:value="-0.0450158158078553" calcext:value-type="float">
            <text:p>-0.0450158158</text:p>
          </table:table-cell>
          <table:table-cell/>
          <table:table-cell table:formula="of:=(2/([.B13]*PI()))*SIN([.B13]*PI()*[.$E$2])" office:value-type="float" office:value="0.0636619772367581" calcext:value-type="float">
            <text:p>0.06366197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2/([.B14]*PI()))*SIN([.B14]*PI()*[.$C$2])" office:value-type="float" office:value="-0.0534690888802184" calcext:value-type="float">
            <text:p>-0.0534690889</text:p>
          </table:table-cell>
          <table:table-cell/>
          <table:table-cell table:formula="of:=(2/([.B14]*PI()))*SIN([.B14]*PI()*[.$E$2])" office:value-type="float" office:value="0.0409234689162322" calcext:value-type="float">
            <text:p>0.04092346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2/([.B15]*PI()))*SIN([.B15]*PI()*[.$C$2])" office:value-type="float" office:value="-0.0530516476972985" calcext:value-type="float">
            <text:p>-0.0530516477</text:p>
          </table:table-cell>
          <table:table-cell/>
          <table:table-cell table:formula="of:=(2/([.B15]*PI()))*SIN([.B15]*PI()*[.$E$2])" office:value-type="float" office:value="1.94908591625969E-017" calcext:value-type="float">
            <text:p>1.94908591625969E-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23:19:52.370575454</meta:creation-date>
    <dc:date>2018-10-05T00:49:14.075913455</dc:date>
    <meta:editing-duration>PT1H14M11S</meta:editing-duration>
    <meta:editing-cycles>1</meta:editing-cycles>
    <meta:document-statistic meta:table-count="1" meta:cell-count="43" meta:object-count="0"/>
    <meta:generator>LibreOffice/4.2.8.2$Linux_X86_64 LibreOffice_project/420m0$Build-2</meta:generator>
  </office:meta>
</office:document-meta>
</file>